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163.64pt"/>
    </style:style>
    <style:style style:name="co4" style:family="table-column">
      <style:table-column-properties fo:break-before="auto" style:column-width="1234.2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9.7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9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Φύλλο1">
      <style:table-properties table:display="true" style:writing-mode="lr-tb"/>
    </style:style>
    <style:style style:name="ta2" style:family="table" style:master-page-name="PageStyle_5f_Φύλλο2">
      <style:table-properties table:display="true" style:writing-mode="lr-tb"/>
    </style:style>
    <style:style style:name="ta3" style:family="table" style:master-page-name="PageStyle_5f_Φύλλο3">
      <style:table-properties table:display="true" style:writing-mode="lr-tb"/>
    </style:style>
    <style:style style:name="ce1" style:family="table-cell" style:parent-style-name="Default">
      <style:table-cell-properties fo:background-color="#f79646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fo:background-color="#00b0f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fo:background-color="#c3d69b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fo:background-color="#00b05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>
      <style:table-cell-properties fo:background-color="#403152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Default">
      <style:table-cell-properties fo:background-color="#c4bd97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>
      <style:table-cell-properties fo:background-color="#bfbf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Excel_20_Built-in_20_Hyperlink" style:data-style-name="N0">
      <style:table-cell-properties fo:background-color="#e46c0a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Excel_20_Built-in_20_Hyperlink" style:data-style-name="N0">
      <style:table-cell-properties fo:background-color="#e46c0a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Excel_20_Built-in_20_Hyperlink" style:data-style-name="N0">
      <style:table-cell-properties fo:background-color="#c4bd9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Excel_20_Built-in_20_Hyperlink" style:data-style-name="N0">
      <style:table-cell-properties fo:background-color="#c4bd9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" style:family="table-cell" style:parent-style-name="Excel_20_Built-in_20_Hyperlink" style:data-style-name="N0">
      <style:table-cell-properties fo:background-color="#bc8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" style:family="table-cell" style:parent-style-name="Excel_20_Built-in_20_Hyperlink" style:data-style-name="N0">
      <style:table-cell-properties fo:background-color="#bc8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" style:family="table-cell" style:parent-style-name="Excel_20_Built-in_20_Hyperlink" style:data-style-name="N0">
      <style:table-cell-properties fo:background-color="#00b0f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2" style:family="table-cell" style:parent-style-name="Excel_20_Built-in_20_Hyperlink" style:data-style-name="N0">
      <style:table-cell-properties fo:background-color="#f7964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" style:family="table-cell" style:parent-style-name="Excel_20_Built-in_20_Hyperlink" style:data-style-name="N0">
      <style:table-cell-properties fo:background-color="#f7964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" style:family="table-cell" style:parent-style-name="Excel_20_Built-in_20_Hyperlink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5" style:family="table-cell" style:parent-style-name="Excel_20_Built-in_20_Hyperlink" style:data-style-name="N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6" style:family="table-cell" style:parent-style-name="Excel_20_Built-in_20_Hyperlink" style:data-style-name="N0">
      <style:table-cell-properties fo:background-color="#c3d69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" style:family="table-cell" style:parent-style-name="Excel_20_Built-in_20_Hyperlink" style:data-style-name="N0">
      <style:table-cell-properties fo:background-color="#00b05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8" style:family="table-cell" style:parent-style-name="Excel_20_Built-in_20_Hyperlink" style:data-style-name="N0">
      <style:table-cell-properties fo:background-color="#dbeef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Excel_20_Built-in_20_Hyperlink" style:data-style-name="N0">
      <style:table-cell-properties fo:background-color="#7030a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0" style:family="table-cell" style:parent-style-name="Excel_20_Built-in_20_Hyperlink" style:data-style-name="N0">
      <style:table-cell-properties fo:background-color="#7030a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2" style:family="table-cell" style:parent-style-name="Excel_20_Built-in_20_Hyperlink" style:data-style-name="N0">
      <style:table-cell-properties fo:background-color="#c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3" style:family="table-cell" style:parent-style-name="Excel_20_Built-in_20_Hyperlink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Φύλλο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31"/>
        <table:table-column table:style-name="co5" table:number-columns-repeated="1020" table:default-cell-style-name="ce8"/>
        <table:table-row table:style-name="ro1">
          <table:table-cell table:style-name="ce1" office:value-type="string" calcext:value-type="string">
            <text:p>Last timestamp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class name</text:p>
          </table:table-cell>
          <table:table-cell table:style-name="ce13"/>
          <table:table-cell table:style-name="ce5" table:number-columns-repeated="70"/>
          <table:table-cell table:style-name="ce1" table:number-columns-repeated="950"/>
        </table:table-row>
        <table:table-row table:style-name="ro2">
          <table:table-cell table:style-name="ce1" table:number-columns-repeated="3"/>
          <table:table-cell table:style-name="ce13" office:value-type="string" calcext:value-type="string">
            <text:p><text:a xlink:href="http://www.statcan.gc.ca/daily-quotidien/161223/dq161223a-eng.htm" xlink:type="simple">http://www.statcan.gc.ca/daily-quotidien/161223/dq161223a-eng.htm</text:a></text:p>
          </table:table-cell>
          <table:table-cell table:style-name="ce5" table:number-columns-repeated="70"/>
          <table:table-cell table:style-name="ce1" table:number-columns-repeated="950"/>
        </table:table-row>
        <table:table-row table:style-name="ro2">
          <table:table-cell table:style-name="ce1" table:number-columns-repeated="3"/>
          <table:table-cell table:style-name="ce13" office:value-type="string" calcext:value-type="string">
            <text:p><text:a xlink:href="http://www.statcan.gc.ca/dai-quo/ind1-eng.htm" xlink:type="simple">http://www.statcan.gc.ca/dai-quo/ind1-eng.htm</text:a></text:p>
          </table:table-cell>
          <table:table-cell table:style-name="ce5" table:number-columns-repeated="70"/>
          <table:table-cell table:style-name="ce1" table:number-columns-repeated="950"/>
        </table:table-row>
        <table:table-row table:style-name="ro2">
          <table:table-cell table:style-name="ce2" table:number-columns-repeated="3"/>
          <table:table-cell table:style-name="ce13" office:value-type="string" calcext:value-type="string">
            <text:p><text:a xlink:href="http://www.statcan.gc.ca/daily-quotidien/170106/t002a-eng.htm" xlink:type="simple">http://www.statcan.gc.ca/daily-quotidien/170106/t002a-eng.htm</text:a></text:p>
          </table:table-cell>
          <table:table-cell table:style-name="ce5" table:number-columns-repeated="70"/>
          <table:table-cell table:style-name="ce2" table:number-columns-repeated="950"/>
        </table:table-row>
        <table:table-row table:style-name="ro2">
          <table:table-cell table:style-name="ce2" table:number-columns-repeated="3"/>
          <table:table-cell table:style-name="ce14" office:value-type="string" calcext:value-type="string">
            <text:p><text:a xlink:href="http://www.statcan.gc.ca/dai-quo/ind2-eng.htm" xlink:type="simple">http://www.statcan.gc.ca/dai-quo/ind2-eng.htm</text:a></text:p>
          </table:table-cell>
          <table:table-cell table:style-name="ce5" table:number-columns-repeated="70"/>
          <table:table-cell table:style-name="ce2" table:number-columns-repeated="950"/>
        </table:table-row>
        <table:table-row table:style-name="ro2">
          <table:table-cell table:style-name="ce3" table:number-columns-repeated="3"/>
          <table:table-cell table:style-name="ce14" office:value-type="string" calcext:value-type="string">
            <text:p><text:a xlink:href="http://www.statcan.gc.ca/dai-quo/ind2-eng.htm" xlink:type="simple">http://www.statcan.gc.ca/dai-quo/ind2-eng.htm</text:a></text:p>
          </table:table-cell>
          <table:table-cell table:style-name="ce5" table:number-columns-repeated="70"/>
          <table:table-cell table:style-name="ce3" table:number-columns-repeated="950"/>
        </table:table-row>
        <table:table-row table:style-name="ro2">
          <table:table-cell table:style-name="ce3" table:number-columns-repeated="3"/>
          <table:table-cell table:style-name="ce14" office:value-type="string" calcext:value-type="string">
            <text:p><text:a xlink:href="http://www.statcan.gc.ca/daily-quotidien/161222/dq161222a-eng.pdf" xlink:type="simple">http://www.statcan.gc.ca/daily-quotidien/161222/dq161222a-eng.pdf</text:a></text:p>
          </table:table-cell>
          <table:table-cell table:style-name="ce5" table:number-columns-repeated="70"/>
          <table:table-cell table:style-name="ce3" table:number-columns-repeated="950"/>
        </table:table-row>
        <table:table-row table:style-name="ro2">
          <table:table-cell table:style-name="ce4" table:number-columns-repeated="3"/>
          <table:table-cell table:style-name="ce14" office:value-type="string" calcext:value-type="string">
            <text:p><text:a xlink:href="http://www.statcan.gc.ca/daily-quotidien/170106/dq170106b-eng.htm?HPA=1&amp;indid=3612-3&amp;indgeo=0" xlink:type="simple">http://www.statcan.gc.ca/daily-quotidien/170106/dq170106b-eng.htm?HPA=1&amp;indid=3612-3&amp;indgeo=0</text:a></text:p>
          </table:table-cell>
          <table:table-cell table:style-name="ce5" table:number-columns-repeated="70"/>
          <table:table-cell table:style-name="ce4" table:number-columns-repeated="950"/>
        </table:table-row>
        <table:table-row table:style-name="ro2">
          <table:table-cell table:style-name="ce5" table:number-columns-repeated="3"/>
          <table:table-cell table:style-name="ce14" office:value-type="string" calcext:value-type="string">
            <text:p><text:a xlink:href="http://www.statcan.gc.ca/daily-quotidien/170110/dq170110a-eng.htm" xlink:type="simple">http://www.statcan.gc.ca/daily-quotidien/170110/dq170110a-eng.htm</text:a></text:p>
          </table:table-cell>
          <table:table-cell table:style-name="ce5" table:number-columns-repeated="1020"/>
        </table:table-row>
        <table:table-row table:style-name="ro1">
          <table:table-cell table:style-name="ce4" table:number-columns-repeated="3"/>
          <table:table-cell table:style-name="ce15"/>
          <table:table-cell table:style-name="ce5" table:number-columns-repeated="70"/>
          <table:table-cell table:style-name="ce4" table:number-columns-repeated="950"/>
        </table:table-row>
        <table:table-row table:style-name="ro2">
          <table:table-cell table:style-name="ce6" table:number-columns-repeated="3"/>
          <table:table-cell table:style-name="ce16" office:value-type="string" calcext:value-type="string">
            <text:p><text:a xlink:href="http://www.census.gov/construction/nrc/xls/newresconst.xls" xlink:type="simple">http://www.census.gov/construction/nrc/xls/newresconst.xls</text:a></text:p>
          </table:table-cell>
          <table:table-cell table:style-name="ce5" table:number-columns-repeated="70"/>
          <table:table-cell table:style-name="ce6" table:number-columns-repeated="950"/>
        </table:table-row>
        <table:table-row table:style-name="ro2">
          <table:table-cell table:style-name="ce6" table:number-columns-repeated="3"/>
          <table:table-cell table:style-name="ce16" office:value-type="string" calcext:value-type="string">
            <text:p><text:a xlink:href="https://www.census.gov/retail/index.html" xlink:type="simple">https://www.census.gov/retail/index.html</text:a></text:p>
          </table:table-cell>
          <table:table-cell table:style-name="ce5" table:number-columns-repeated="70"/>
          <table:table-cell table:style-name="ce6" table:number-columns-repeated="950"/>
        </table:table-row>
        <table:table-row table:style-name="ro2">
          <table:table-cell table:style-name="ce7" table:number-columns-repeated="3"/>
          <table:table-cell table:style-name="ce16" office:value-type="string" calcext:value-type="string">
            <text:p><text:a xlink:href="https://www.census.gov/retail/index.html" xlink:type="simple">https://www.census.gov/retail/index.html</text:a></text:p>
          </table:table-cell>
          <table:table-cell table:style-name="ce5" table:number-columns-repeated="70"/>
          <table:table-cell table:style-name="ce7" table:number-columns-repeated="950"/>
        </table:table-row>
        <table:table-row table:style-name="ro2">
          <table:table-cell table:style-name="ce7" table:number-columns-repeated="3"/>
          <table:table-cell table:style-name="ce16" office:value-type="string" calcext:value-type="string">
            <text:p><text:a xlink:href="http://www.census.gov/manufacturing/m3/index.html" xlink:type="simple">http://www.census.gov/manufacturing/m3/index.html</text:a></text:p>
          </table:table-cell>
          <table:table-cell table:style-name="ce5" table:number-columns-repeated="70"/>
          <table:table-cell table:style-name="ce7" table:number-columns-repeated="950"/>
        </table:table-row>
        <table:table-row table:style-name="ro2">
          <table:table-cell table:style-name="ce7" table:number-columns-repeated="3"/>
          <table:table-cell table:style-name="ce16" office:value-type="string" calcext:value-type="string">
            <text:p><text:a xlink:href="http://www.census.gov/construction/nrs/pdf/newressales.pdf" xlink:type="simple">http://www.census.gov/construction/nrs/pdf/newressales.pdf</text:a></text:p>
          </table:table-cell>
          <table:table-cell table:style-name="ce5" table:number-columns-repeated="70"/>
          <table:table-cell table:style-name="ce7" table:number-columns-repeated="950"/>
        </table:table-row>
        <table:table-row table:style-name="ro2">
          <table:table-cell table:style-name="ce7" table:number-columns-repeated="3"/>
          <table:table-cell table:style-name="ce17" office:value-type="string" calcext:value-type="string">
            <text:p><text:a xlink:href="http://www.census.gov/construction/nrs/pdf/newressales.pdf" xlink:type="simple">http://www.census.gov/construction/nrs/pdf/newressales.pdf</text:a></text:p>
          </table:table-cell>
          <table:table-cell table:style-name="ce5" table:number-columns-repeated="70"/>
          <table:table-cell table:style-name="ce7" table:number-columns-repeated="950"/>
        </table:table-row>
        <table:table-row table:style-name="ro1">
          <table:table-cell table:number-columns-repeated="3"/>
          <table:table-cell table:style-name="ce15"/>
          <table:table-cell table:style-name="ce5" table:number-columns-repeated="70"/>
          <table:table-cell table:number-columns-repeated="950"/>
        </table:table-row>
        <table:table-row table:style-name="ro2">
          <table:table-cell table:number-columns-repeated="3"/>
          <table:table-cell table:style-name="ce18" office:value-type="string" calcext:value-type="string">
            <text:p><text:a xlink:href="http://www.abs.gov.au/" xlink:type="simple">http://www.abs.gov.au/ </text:a></text:p>
          </table:table-cell>
          <table:table-cell table:style-name="ce5" table:number-columns-repeated="70"/>
          <table:table-cell table:number-columns-repeated="950"/>
        </table:table-row>
        <table:table-row table:style-name="ro2">
          <table:table-cell table:style-name="ce9" table:number-columns-repeated="3"/>
          <table:table-cell table:style-name="ce18" office:value-type="string" calcext:value-type="string">
            <text:p><text:a xlink:href="http://www.abs.gov.au/AUSSTATS/abs@.nsf/ViewContent?readform&amp;view=ProductsbyReleaseDate&amp;Action=Expand&amp;Num=1.2" xlink:type="simple">http://www.abs.gov.au/AUSSTATS/abs@.nsf/ViewContent?readform&amp;view=ProductsbyReleaseDate&amp;Action=Expand&amp;Num=1.2</text:a></text:p>
          </table:table-cell>
          <table:table-cell table:style-name="ce5" table:number-columns-repeated="70"/>
          <table:table-cell table:style-name="ce9" table:number-columns-repeated="950"/>
        </table:table-row>
        <table:table-row table:style-name="ro2">
          <table:table-cell table:style-name="ce10" table:number-columns-repeated="3"/>
          <table:table-cell table:style-name="ce19" office:value-type="string" calcext:value-type="string">
            <text:p><text:a xlink:href="http://www.abs.gov.au/ausstats/abs@.nsf/mf/6202.0/" xlink:type="simple">http://www.abs.gov.au/ausstats/abs@.nsf/mf/6202.0/</text:a></text:p>
          </table:table-cell>
          <table:table-cell table:style-name="ce5" table:number-columns-repeated="70"/>
          <table:table-cell table:style-name="ce10" table:number-columns-repeated="950"/>
        </table:table-row>
        <table:table-row table:style-name="ro2">
          <table:table-cell table:style-name="ce10" table:number-columns-repeated="3"/>
          <table:table-cell table:style-name="ce19" office:value-type="string" calcext:value-type="string">
            <text:p><text:a xlink:href="http://www.abs.gov.au/ausstats/abs@.nsf/mf/8501.0" xlink:type="simple">http://www.abs.gov.au/ausstats/abs@.nsf/mf/8501.0</text:a></text:p>
          </table:table-cell>
          <table:table-cell table:style-name="ce5" table:number-columns-repeated="70"/>
          <table:table-cell table:style-name="ce10" table:number-columns-repeated="950"/>
        </table:table-row>
        <table:table-row table:style-name="ro2">
          <table:table-cell table:number-columns-repeated="3"/>
          <table:table-cell table:style-name="ce19" office:value-type="string" calcext:value-type="string">
            <text:p><text:a xlink:href="http://www.abs.gov.au/ausstats/abs%40.nsf/mf/5206.0" xlink:type="simple">http://www.abs.gov.au/ausstats/abs%40.nsf/mf/5206.0</text:a></text:p>
          </table:table-cell>
          <table:table-cell table:style-name="ce5" table:number-columns-repeated="70"/>
          <table:table-cell table:number-columns-repeated="950"/>
        </table:table-row>
        <table:table-row table:style-name="ro2">
          <table:table-cell table:number-columns-repeated="3"/>
          <table:table-cell table:style-name="ce19" office:value-type="string" calcext:value-type="string">
            <text:p><text:a xlink:href="http://www.abs.gov.au/ausstats/abs@.nsf/0/A5FB33BD2E3CC68FCA257496001547A1?Opendocument" xlink:type="simple">http://www.abs.gov.au/ausstats/abs@.nsf/0/A5FB33BD2E3CC68FCA257496001547A1?Opendocument</text:a></text:p>
          </table:table-cell>
          <table:table-cell table:style-name="ce5" table:number-columns-repeated="70"/>
          <table:table-cell table:number-columns-repeated="950"/>
        </table:table-row>
        <table:table-row table:style-name="ro1">
          <table:table-cell table:number-columns-repeated="3"/>
          <table:table-cell table:style-name="ce15"/>
          <table:table-cell table:style-name="ce5" table:number-columns-repeated="70"/>
          <table:table-cell table:number-columns-repeated="950"/>
        </table:table-row>
        <table:table-row table:style-name="ro2">
          <table:table-cell table:style-name="ce1" table:number-columns-repeated="3"/>
          <table:table-cell table:style-name="ce20" office:value-type="string" calcext:value-type="string">
            <text:p><text:a xlink:href="https://www.ons.gov.uk/" xlink:type="simple">https://www.ons.gov.uk/</text:a></text:p>
          </table:table-cell>
          <table:table-cell table:style-name="ce5" table:number-columns-repeated="70"/>
          <table:table-cell table:style-name="ce1" table:number-columns-repeated="950"/>
        </table:table-row>
        <table:table-row table:style-name="ro1">
          <table:table-cell table:style-name="ce10" table:number-columns-repeated="3"/>
          <table:table-cell table:style-name="ce20" office:value-type="string" calcext:value-type="string">
            <text:p>https://www.ons.gov.uk/businessindustryandtrade/manufacturingandproductionindustry#publications</text:p>
          </table:table-cell>
          <table:table-cell table:style-name="ce5" table:number-columns-repeated="70"/>
          <table:table-cell table:style-name="ce10" table:number-columns-repeated="950"/>
        </table:table-row>
        <table:table-row table:style-name="ro1">
          <table:table-cell table:number-columns-repeated="3"/>
          <table:table-cell table:style-name="ce20" office:value-type="string" calcext:value-type="string">
            <text:p>https://www.ons.gov.uk/file?uri=/economy/inflationandpriceindices/datasets/contributionstothe12monthrateofcpibyimportintensity/january2003tonovember2016/cpiimportintensitydatatable.xls</text:p>
          </table:table-cell>
          <table:table-cell table:style-name="ce5" table:number-columns-repeated="70"/>
          <table:table-cell table:number-columns-repeated="950"/>
        </table:table-row>
        <table:table-row table:style-name="ro1">
          <table:table-cell table:number-columns-repeated="3"/>
          <table:table-cell table:style-name="ce20" office:value-type="string" calcext:value-type="string">
            <text:p>https://www.ons.gov.uk/employmentandlabourmarket/peopleinwork/earningsandworkinghours/timeseries/kac3/lms</text:p>
          </table:table-cell>
          <table:table-cell table:style-name="ce5" table:number-columns-repeated="70"/>
          <table:table-cell table:number-columns-repeated="950"/>
        </table:table-row>
        <table:table-row table:style-name="ro1">
          <table:table-cell table:number-columns-repeated="3"/>
          <table:table-cell table:style-name="ce20" office:value-type="string" calcext:value-type="string">
            <text:p>https://www.ons.gov.uk/businessindustryandtrade/retailindustry/datasets/retailsalesrevisionstriangles1monthgrowth</text:p>
          </table:table-cell>
          <table:table-cell table:style-name="ce5" table:number-columns-repeated="70"/>
          <table:table-cell table:number-columns-repeated="950"/>
        </table:table-row>
        <table:table-row table:style-name="ro1">
          <table:table-cell table:number-columns-repeated="3"/>
          <table:table-cell table:style-name="ce21"/>
          <table:table-cell table:style-name="ce5" table:number-columns-repeated="70"/>
          <table:table-cell table:number-columns-repeated="950"/>
        </table:table-row>
        <table:table-row table:style-name="ro2">
          <table:table-cell table:style-name="ce1" table:number-columns-repeated="3"/>
          <table:table-cell table:style-name="ce22" office:value-type="string" calcext:value-type="string">
            <text:p><text:a xlink:href="https://www.bls.gov/news.release/empsit.nr0.htm" xlink:type="simple">https://www.bls.gov/news.release/empsit.nr0.htm</text:a></text:p>
          </table:table-cell>
          <table:table-cell table:style-name="ce5" table:number-columns-repeated="70"/>
          <table:table-cell table:style-name="ce1" table:number-columns-repeated="950"/>
        </table:table-row>
        <table:table-row table:style-name="ro2">
          <table:table-cell table:number-columns-repeated="3"/>
          <table:table-cell table:style-name="ce22" office:value-type="string" calcext:value-type="string">
            <text:p><text:a xlink:href="https://www.bls.gov/cpi/" xlink:type="simple">https://www.bls.gov/cpi/</text:a></text:p>
          </table:table-cell>
          <table:table-cell table:style-name="ce5" table:number-columns-repeated="70"/>
          <table:table-cell table:number-columns-repeated="950"/>
        </table:table-row>
        <table:table-row table:style-name="ro2">
          <table:table-cell table:number-columns-repeated="3"/>
          <table:table-cell table:style-name="ce22" office:value-type="string" calcext:value-type="string">
            <text:p><text:a xlink:href="https://www.bls.gov/news.release/empsit.nr0.htm" xlink:type="simple">https://www.bls.gov/news.release/empsit.nr0.htm</text:a></text:p>
          </table:table-cell>
          <table:table-cell table:style-name="ce5" table:number-columns-repeated="70"/>
          <table:table-cell table:number-columns-repeated="950"/>
        </table:table-row>
        <table:table-row table:style-name="ro2">
          <table:table-cell table:number-columns-repeated="3"/>
          <table:table-cell table:style-name="ce23" office:value-type="string" calcext:value-type="string">
            <text:p><text:a xlink:href="https://www.bls.gov/bls/newsrels.htm" xlink:type="simple">https://www.bls.gov/bls/newsrels.htm</text:a></text:p>
          </table:table-cell>
          <table:table-cell table:style-name="ce5" table:number-columns-repeated="70"/>
          <table:table-cell table:number-columns-repeated="950"/>
        </table:table-row>
        <table:table-row table:style-name="ro1">
          <table:table-cell table:number-columns-repeated="3"/>
          <table:table-cell table:style-name="ce15"/>
          <table:table-cell table:style-name="ce5" table:number-columns-repeated="70"/>
          <table:table-cell table:number-columns-repeated="950"/>
        </table:table-row>
        <table:table-row table:style-name="ro1">
          <table:table-cell table:number-columns-repeated="3"/>
          <table:table-cell table:style-name="ce24" office:value-type="string" calcext:value-type="string">
            <text:p>https://www.markiteconomics.com/Public/Release/PressReleases?language=el</text:p>
          </table:table-cell>
          <table:table-cell table:style-name="ce5" table:number-columns-repeated="70"/>
          <table:table-cell table:number-columns-repeated="950"/>
        </table:table-row>
        <table:table-row table:style-name="ro2">
          <table:table-cell table:style-name="ce2" table:number-columns-repeated="3"/>
          <table:table-cell table:style-name="ce24" office:value-type="string" calcext:value-type="string">
            <text:p><text:a xlink:href="https://www.markiteconomics.com/Survey/PressRelease.mvc/f0f8bc99ea5c44698c0c0cb1a841fe1a" xlink:type="simple">https://www.markiteconomics.com/Survey/PressRelease.mvc/f0f8bc99ea5c44698c0c0cb1a841fe1a</text:a></text:p>
          </table:table-cell>
          <table:table-cell table:style-name="ce5" table:number-columns-repeated="70"/>
          <table:table-cell table:style-name="ce2" table:number-columns-repeated="950"/>
        </table:table-row>
        <table:table-row table:style-name="ro2">
          <table:table-cell table:style-name="ce6" table:number-columns-repeated="3"/>
          <table:table-cell table:style-name="ce25" office:value-type="string" calcext:value-type="string">
            <text:p><text:a xlink:href="https://www.markiteconomics.com/Survey/PressRelease.mvc/edab70f60ea843be8669aae9d56731de" xlink:type="simple">https://www.markiteconomics.com/Survey/PressRelease.mvc/edab70f60ea843be8669aae9d56731de</text:a></text:p>
          </table:table-cell>
          <table:table-cell table:style-name="ce5" table:number-columns-repeated="70"/>
          <table:table-cell table:style-name="ce6" table:number-columns-repeated="950"/>
        </table:table-row>
        <table:table-row table:style-name="ro1">
          <table:table-cell table:style-name="ce2" table:number-columns-repeated="3"/>
          <table:table-cell table:style-name="ce25" office:value-type="string" calcext:value-type="string">
            <text:p>https://www.markiteconomics.com/Public/page.mvc/pressreleases</text:p>
          </table:table-cell>
          <table:table-cell table:style-name="ce5" table:number-columns-repeated="70"/>
          <table:table-cell table:style-name="ce2" table:number-columns-repeated="950"/>
        </table:table-row>
        <table:table-row table:style-name="ro1">
          <table:table-cell table:style-name="ce2" table:number-columns-repeated="3"/>
          <table:table-cell table:style-name="ce21"/>
          <table:table-cell table:style-name="ce5" table:number-columns-repeated="70"/>
          <table:table-cell table:style-name="ce2" table:number-columns-repeated="950"/>
        </table:table-row>
        <table:table-row table:style-name="ro2">
          <table:table-cell table:style-name="ce2" table:number-columns-repeated="3"/>
          <table:table-cell table:style-name="ce26" office:value-type="string" calcext:value-type="string">
            <text:p><text:a xlink:href="http://ec.europa.eu/eurostat/documents/2995521/7844054/2-31012017-BP-EN.pdf/5cad7f7a-8002-496e-ae59-3a516d240c2c" xlink:type="simple">http://ec.europa.eu/eurostat/documents/2995521/7844054/2-31012017-BP-EN.pdf/5cad7f7a-8002-496e-ae59-3a516d240c2c</text:a></text:p>
          </table:table-cell>
          <table:table-cell table:style-name="ce5" table:number-columns-repeated="70"/>
          <table:table-cell table:style-name="ce2" table:number-columns-repeated="950"/>
        </table:table-row>
        <table:table-row table:style-name="ro2">
          <table:table-cell table:style-name="ce2" table:number-columns-repeated="3"/>
          <table:table-cell table:style-name="ce26" office:value-type="string" calcext:value-type="string">
            <text:p><text:a xlink:href="http://ec.europa.eu/eurostat/documents/2995521/7844044/2-31012017-AP-EN.pdf/61446dd7-81ce-4345-9848-d568238ec26f" xlink:type="simple">http://ec.europa.eu/eurostat/documents/2995521/7844044/2-31012017-AP-EN.pdf/61446dd7-81ce-4345-9848-d568238ec26f</text:a></text:p>
          </table:table-cell>
          <table:table-cell table:style-name="ce5" table:number-columns-repeated="70"/>
          <table:table-cell table:style-name="ce2" table:number-columns-repeated="950"/>
        </table:table-row>
        <table:table-row table:style-name="ro1">
          <table:table-cell table:number-columns-repeated="3"/>
          <table:table-cell table:style-name="ce21"/>
          <table:table-cell table:style-name="ce5" table:number-columns-repeated="70"/>
          <table:table-cell table:number-columns-repeated="950"/>
        </table:table-row>
        <table:table-row table:style-name="ro2">
          <table:table-cell table:number-columns-repeated="3"/>
          <table:table-cell table:style-name="ce27" office:value-type="string" calcext:value-type="string">
            <text:p><text:a xlink:href="https://www.destatis.de/EN/FactsFigures/NationalEconomyEnvironment/NationalAccounts/DomesticProduct/Tables/Q_GDP.html" xlink:type="simple">https://www.destatis.de/EN/FactsFigures/NationalEconomyEnvironment/NationalAccounts/DomesticProduct/Tables/Q_GDP.html</text:a></text:p>
          </table:table-cell>
          <table:table-cell table:style-name="ce5" table:number-columns-repeated="70"/>
          <table:table-cell table:number-columns-repeated="950"/>
        </table:table-row>
        <table:table-row table:style-name="ro2">
          <table:table-cell table:number-columns-repeated="3"/>
          <table:table-cell table:style-name="ce27" office:value-type="string" calcext:value-type="string">
            <text:p><text:a xlink:href="https://www.destatis.de/EN/PressServices/Press/pr/2017/01/PE17_035_611.html" xlink:type="simple">https://www.destatis.de/EN/PressServices/Press/pr/2017/01/PE17_035_611.html</text:a></text:p>
          </table:table-cell>
          <table:table-cell table:style-name="ce5" table:number-columns-repeated="70"/>
          <table:table-cell table:number-columns-repeated="950"/>
        </table:table-row>
        <table:table-row table:style-name="ro1">
          <table:table-cell table:number-columns-repeated="3"/>
          <table:table-cell table:style-name="ce21"/>
          <table:table-cell table:style-name="ce5" table:number-columns-repeated="70"/>
          <table:table-cell table:number-columns-repeated="950"/>
        </table:table-row>
        <table:table-row table:style-name="ro2">
          <table:table-cell table:number-columns-repeated="3"/>
          <table:table-cell table:style-name="ce28" office:value-type="string" calcext:value-type="string">
            <text:p><text:a xlink:href="https://www.instituteforsupplymanagement.org/ISMReport/PastRob.cfm" xlink:type="simple">https://www.instituteforsupplymanagement.org/ISMReport/PastRob.cfm</text:a></text:p>
          </table:table-cell>
          <table:table-cell table:style-name="ce5" table:number-columns-repeated="70"/>
          <table:table-cell table:number-columns-repeated="950"/>
        </table:table-row>
        <table:table-row table:style-name="ro2">
          <table:table-cell table:style-name="ce4" table:number-columns-repeated="3"/>
          <table:table-cell table:style-name="ce28" office:value-type="string" calcext:value-type="string">
            <text:p><text:a xlink:href="https://www.instituteforsupplymanagement.org/ISMReport/NonMfgROB.cfm?navItemNumber=30636" xlink:type="simple">https://www.instituteforsupplymanagement.org/ISMReport/NonMfgROB.cfm?navItemNumber=30636</text:a></text:p>
          </table:table-cell>
          <table:table-cell table:style-name="ce5" table:number-columns-repeated="70"/>
          <table:table-cell table:style-name="ce4" table:number-columns-repeated="950"/>
        </table:table-row>
        <table:table-row table:style-name="ro1">
          <table:table-cell table:style-name="ce4" table:number-columns-repeated="3"/>
          <table:table-cell table:style-name="ce21"/>
          <table:table-cell table:style-name="ce5" table:number-columns-repeated="70"/>
          <table:table-cell table:style-name="ce4" table:number-columns-repeated="950"/>
        </table:table-row>
        <table:table-row table:style-name="ro2">
          <table:table-cell table:number-columns-repeated="3"/>
          <table:table-cell table:style-name="ce29" office:value-type="string" calcext:value-type="string">
            <text:p><text:a xlink:href="https://www.federalreserve.gov/newsevents/default.htm" xlink:type="simple">https://www.federalreserve.gov/newsevents/default.htm</text:a></text:p>
          </table:table-cell>
          <table:table-cell table:style-name="ce5" table:number-columns-repeated="70"/>
          <table:table-cell table:number-columns-repeated="950"/>
        </table:table-row>
        <table:table-row table:style-name="ro2">
          <table:table-cell table:style-name="ce11" table:number-columns-repeated="3"/>
          <table:table-cell table:style-name="ce30" office:value-type="string" calcext:value-type="string">
            <text:p><text:a xlink:href="https://www.federalreserve.gov/releases/G17/current/" xlink:type="simple">https://www.federalreserve.gov/releases/G17/current/</text:a></text:p>
          </table:table-cell>
          <table:table-cell table:style-name="ce34" table:number-columns-repeated="70"/>
          <table:table-cell table:style-name="ce11" table:number-columns-repeated="950"/>
        </table:table-row>
        <table:table-row table:style-name="ro1">
          <table:table-cell table:number-columns-repeated="4"/>
          <table:table-cell table:style-name="ce5" table:number-columns-repeated="70"/>
          <table:table-cell table:number-columns-repeated="950"/>
        </table:table-row>
        <table:table-row table:style-name="ro2">
          <table:table-cell table:number-columns-repeated="3"/>
          <table:table-cell table:style-name="ce32" office:value-type="string" calcext:value-type="string">
            <text:p><text:a xlink:href="http://www.stats.govt.nz/browse_for_stats/snapshots-of-nz/top-statistics.aspx" xlink:type="simple">http://www.stats.govt.nz/browse_for_stats/snapshots-of-nz/top-statistics.aspx</text:a></text:p>
          </table:table-cell>
          <table:table-cell table:style-name="ce5" table:number-columns-repeated="70"/>
          <table:table-cell table:number-columns-repeated="950"/>
        </table:table-row>
        <table:table-row table:style-name="ro2">
          <table:table-cell table:style-name="ce5" table:number-columns-repeated="3"/>
          <table:table-cell table:style-name="ce32" office:value-type="string" calcext:value-type="string">
            <text:p><text:a xlink:href="http://www.stats.govt.nz/browse_for_stats/snapshots-of-nz/top-statistics.aspx" xlink:type="simple">http://www.stats.govt.nz/browse_for_stats/snapshots-of-nz/top-statistics.aspx</text:a></text:p>
          </table:table-cell>
          <table:table-cell table:style-name="ce5" table:number-columns-repeated="1020"/>
        </table:table-row>
        <table:table-row table:style-name="ro1">
          <table:table-cell table:style-name="ce12" table:number-columns-repeated="3"/>
          <table:table-cell table:style-name="ce15"/>
          <table:table-cell table:style-name="ce34" table:number-columns-repeated="70"/>
          <table:table-cell table:style-name="ce12" table:number-columns-repeated="950"/>
        </table:table-row>
        <table:table-row table:style-name="ro2">
          <table:table-cell table:number-columns-repeated="3"/>
          <table:table-cell table:style-name="ce15" office:value-type="string" calcext:value-type="string">
            <text:p><text:a xlink:href="http://www.rba.gov.au/" xlink:type="simple">http://www.rba.gov.au/</text:a></text:p>
          </table:table-cell>
          <table:table-cell table:style-name="ce5" table:number-columns-repeated="70"/>
          <table:table-cell table:number-columns-repeated="950"/>
        </table:table-row>
        <table:table-row table:style-name="ro2">
          <table:table-cell table:number-columns-repeated="3"/>
          <table:table-cell table:style-name="ce15" office:value-type="string" calcext:value-type="string">
            <text:p><text:a xlink:href="http://www.sca.isr.umich.edu/" xlink:type="simple">http://www.sca.isr.umich.edu/</text:a></text:p>
          </table:table-cell>
          <table:table-cell table:style-name="ce5" table:number-columns-repeated="70"/>
          <table:table-cell table:number-columns-repeated="950"/>
        </table:table-row>
        <table:table-row table:style-name="ro2">
          <table:table-cell table:number-columns-repeated="3"/>
          <table:table-cell table:style-name="ce15" office:value-type="string" calcext:value-type="string">
            <text:p><text:a xlink:href="http://iveypmi.uwo.ca/" xlink:type="simple">http://iveypmi.uwo.ca/</text:a></text:p>
          </table:table-cell>
          <table:table-cell table:style-name="ce5" table:number-columns-repeated="70"/>
          <table:table-cell table:number-columns-repeated="950"/>
        </table:table-row>
        <table:table-row table:style-name="ro2">
          <table:table-cell table:style-name="ce12" table:number-columns-repeated="3"/>
          <table:table-cell table:style-name="ce15" office:value-type="string" calcext:value-type="string">
            <text:p><text:a xlink:href="http://www.rbnz.govt.nz/" xlink:type="simple">http://www.rbnz.govt.nz/</text:a></text:p>
          </table:table-cell>
          <table:table-cell table:style-name="ce34" table:number-columns-repeated="70"/>
          <table:table-cell table:style-name="ce12" table:number-columns-repeated="950"/>
        </table:table-row>
        <table:table-row table:style-name="ro2">
          <table:table-cell table:number-columns-repeated="3"/>
          <table:table-cell table:style-name="ce15" office:value-type="string" calcext:value-type="string">
            <text:p><text:a xlink:href="http://www.esri.cao.go.jp/jp/sna/data/data_list/sokuhou/gaiyou/pdf/main_1.pdf" xlink:type="simple">http://www.esri.cao.go.jp/jp/sna/data/data_list/sokuhou/gaiyou/pdf/main_1.pdf</text:a></text:p>
          </table:table-cell>
          <table:table-cell table:style-name="ce5" table:number-columns-repeated="70"/>
          <table:table-cell table:number-columns-repeated="950"/>
        </table:table-row>
        <table:table-row table:style-name="ro2">
          <table:table-cell table:number-columns-repeated="3"/>
          <table:table-cell table:style-name="ce15" office:value-type="string" calcext:value-type="string">
            <text:p><text:a xlink:href="http://www.zew.de/fileadmin/FTP/frep/012017.pdf" xlink:type="simple">http://www.zew.de/fileadmin/FTP/frep/012017.pdf</text:a></text:p>
          </table:table-cell>
          <table:table-cell table:style-name="ce5" table:number-columns-repeated="70"/>
          <table:table-cell table:number-columns-repeated="950"/>
        </table:table-row>
        <table:table-row table:style-name="ro2">
          <table:table-cell table:number-columns-repeated="3"/>
          <table:table-cell table:style-name="ce15" office:value-type="string" calcext:value-type="string">
            <text:p><text:a xlink:href="http://www.cesifo-group.de/ifoHome.html" xlink:type="simple">http://www.cesifo-group.de/ifoHome.html</text:a></text:p>
          </table:table-cell>
          <table:table-cell table:style-name="ce5" table:number-columns-repeated="70"/>
          <table:table-cell table:number-columns-repeated="950"/>
        </table:table-row>
        <table:table-row table:style-name="ro2">
          <table:table-cell table:style-name="ce1" table:number-columns-repeated="3"/>
          <table:table-cell table:style-name="ce15" office:value-type="string" calcext:value-type="string">
            <text:p><text:a xlink:href="https://www.nar.realtor/news-releases" xlink:type="simple">https://www.nar.realtor/news-releases</text:a></text:p>
          </table:table-cell>
          <table:table-cell table:style-name="ce5" table:number-columns-repeated="70"/>
          <table:table-cell table:style-name="ce1" table:number-columns-repeated="950"/>
        </table:table-row>
        <table:table-row table:style-name="ro2">
          <table:table-cell table:number-columns-repeated="3"/>
          <table:table-cell table:style-name="ce15" office:value-type="string" calcext:value-type="string">
            <text:p><text:a xlink:href="https://www.cips.org/en/news/news/new-order-growth-hits-11-month-high-in-december/" xlink:type="simple">https://www.cips.org/en/news/news/new-order-growth-hits-11-month-high-in-december/</text:a></text:p>
          </table:table-cell>
          <table:table-cell table:style-name="ce5" table:number-columns-repeated="70"/>
          <table:table-cell table:number-columns-repeated="950"/>
        </table:table-row>
        <table:table-row table:style-name="ro2">
          <table:table-cell table:number-columns-repeated="3"/>
          <table:table-cell table:style-name="ce15" office:value-type="string" calcext:value-type="string">
            <text:p><text:a xlink:href="https://www.conference-board.org/data/consumerconfidence.cfm" xlink:type="simple">https://www.conference-board.org/data/consumerconfidence.cfm</text:a></text:p>
          </table:table-cell>
          <table:table-cell table:style-name="ce5" table:number-columns-repeated="70"/>
          <table:table-cell table:number-columns-repeated="950"/>
        </table:table-row>
        <table:table-row table:style-name="ro2">
          <table:table-cell table:number-columns-repeated="3"/>
          <table:table-cell table:style-name="ce21" office:value-type="string" calcext:value-type="string">
            <text:p><text:a xlink:href="http://www.ecb.europa.eu/home/html/index.en.html" xlink:type="simple">http://www.ecb.europa.eu/home/html/index.en.html</text:a></text:p>
          </table:table-cell>
          <table:table-cell table:style-name="ce5" table:number-columns-repeated="70"/>
          <table:table-cell table:number-columns-repeated="950"/>
        </table:table-row>
        <table:table-row table:style-name="ro2">
          <table:table-cell table:number-columns-repeated="3"/>
          <table:table-cell table:style-name="ce21" office:value-type="string" calcext:value-type="string">
            <text:p><text:a xlink:href="http://www.bankofengland.co.uk/Pages/home.aspx" xlink:type="simple">http://www.bankofengland.co.uk/Pages/home.aspx</text:a></text:p>
          </table:table-cell>
          <table:table-cell table:style-name="ce5" table:number-columns-repeated="70"/>
          <table:table-cell table:number-columns-repeated="950"/>
        </table:table-row>
        <table:table-row table:style-name="ro2">
          <table:table-cell table:style-name="ce4" table:number-columns-repeated="3"/>
          <table:table-cell table:style-name="ce21" office:value-type="string" calcext:value-type="string">
            <text:p><text:a xlink:href="http://www.adpemploymentreport.com/" xlink:type="simple">http://www.adpemploymentreport.com/</text:a></text:p>
          </table:table-cell>
          <table:table-cell table:style-name="ce5" table:number-columns-repeated="70"/>
          <table:table-cell table:style-name="ce4" table:number-columns-repeated="950"/>
        </table:table-row>
        <table:table-row table:style-name="ro2">
          <table:table-cell table:style-name="ce6" table:number-columns-repeated="3"/>
          <table:table-cell table:style-name="ce21" office:value-type="string" calcext:value-type="string">
            <text:p><text:a xlink:href="https://www.dol.gov/ui/data.pdf" xlink:type="simple">https://www.dol.gov/ui/data.pdf</text:a></text:p>
          </table:table-cell>
          <table:table-cell table:style-name="ce5" table:number-columns-repeated="70"/>
          <table:table-cell table:style-name="ce6" table:number-columns-repeated="950"/>
        </table:table-row>
        <table:table-row table:style-name="ro2">
          <table:table-cell table:style-name="ce6" table:number-columns-repeated="3"/>
          <table:table-cell table:style-name="ce21" office:value-type="string" calcext:value-type="string">
            <text:p><text:a xlink:href="https://www.bea.gov/national/index.htm#gdp" xlink:type="simple">https://www.bea.gov/national/index.htm#gdp</text:a></text:p>
          </table:table-cell>
          <table:table-cell table:style-name="ce5" table:number-columns-repeated="70"/>
          <table:table-cell table:style-name="ce6" table:number-columns-repeated="950"/>
        </table:table-row>
        <table:table-row table:style-name="ro1">
          <table:table-cell table:number-columns-repeated="3"/>
          <table:table-cell table:style-name="ce21"/>
          <table:table-cell table:style-name="ce5" table:number-columns-repeated="70"/>
          <table:table-cell table:number-columns-repeated="95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33" office:value-type="string" calcext:value-type="string">
            <text:p><text:a xlink:href="http://www.tradingeconomics.com/germany/unemployment-change" xlink:type="simple">http://www.tradingeconomics.com/germany/unemployment-change</text:a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3" office:value-type="string" calcext:value-type="string">
            <text:p><text:a xlink:href="https://www.fxstreet.com/economic-calendar/event/3b5111a8-cd6b-47ad-a191-28760751b048" xlink:type="simple">https://www.fxstreet.com/economic-calendar/event/3b5111a8-cd6b-47ad-a191-28760751b048</text:a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3" office:value-type="string" calcext:value-type="string">
            <text:p><text:a xlink:href="http://www.tradingeconomics.com/united-kingdom/claimant-count-change" xlink:type="simple">http://www.tradingeconomics.com/united-kingdom/claimant-count-change</text:a></text:p>
          </table:table-cell>
          <table:table-cell table:number-columns-repeated="1020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Φύλλο2" table:style-name="ta2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Φύλλο3" table:style-name="ta3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Φύλλο2" style:display-name="PageStyle_Φύλλο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Φύλλο1" style:display-name="PageStyle_Φύλλο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Φύλλο3" style:display-name="PageStyle_Φύλλο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0-17T10:06:23</meta:creation-date>
    <dc:date>2018-06-16T00:13:32.826678624</dc:date>
    <meta:generator>LibreOffice/6.0.3.2$Linux_X86_64 LibreOffice_project/00m0$Build-2</meta:generator>
    <meta:editing-duration>PT5M31S</meta:editing-duration>
    <meta:editing-cycles>1</meta:editing-cycles>
    <meta:document-statistic meta:table-count="3" meta:cell-count="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